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paragraph-rsid="00008543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008543" officeooo:paragraph-rsid="00008543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008543" officeooo:paragraph-rsid="00008543"/>
    </style:style>
    <style:style style:name="P4" style:family="paragraph" style:parent-style-name="Standard">
      <style:paragraph-properties fo:text-align="justify" style:justify-single-word="false"/>
      <style:text-properties style:font-name="Calibri" officeooo:rsid="0001fbe7" officeooo:paragraph-rsid="0001fbe7"/>
    </style:style>
    <style:style style:name="P5" style:family="paragraph" style:parent-style-name="Standard">
      <style:paragraph-properties fo:text-align="justify" style:justify-single-word="false"/>
      <style:text-properties style:font-name="Calibri" officeooo:paragraph-rsid="0001fbe7"/>
    </style:style>
    <style:style style:name="P6" style:family="paragraph" style:parent-style-name="Standard">
      <style:paragraph-properties fo:text-align="justify" style:justify-single-word="false"/>
      <style:text-properties style:font-name="Calibri" fo:font-style="italic" fo:font-weight="bold" officeooo:paragraph-rsid="0001fbe7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" fo:font-style="italic" fo:font-weight="normal" officeooo:rsid="0004a40e" officeooo:paragraph-rsid="0004a40e" style:font-style-asian="italic" style:font-weight-asian="normal" style:font-style-complex="italic" style:font-weight-complex="normal"/>
    </style:style>
    <style:style style:name="T1" style:family="text">
      <style:text-properties officeooo:rsid="0001fbe7"/>
    </style:style>
    <style:style style:name="T2" style:family="text">
      <style:text-properties fo:font-style="italic" fo:font-weight="bold" officeooo:rsid="0002edc6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2edc6"/>
    </style:style>
    <style:style style:name="T5" style:family="text">
      <style:text-properties fo:font-style="italic" fo:font-weight="bold" officeooo:rsid="00041ac0" style:font-style-asian="italic" style:font-weight-asian="bold" style:font-style-complex="italic" style:font-weight-complex="bold"/>
    </style:style>
    <style:style style:name="T6" style:family="text">
      <style:text-properties officeooo:rsid="000536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PRÁCTICO TEMA 6 – POO avanzada </text:p>
      <text:p text:style-name="P1">(27/02/2026) </text:p>
      <text:p text:style-name="P2">Manuela Planelles.</text:p>
      <text:p text:style-name="P2">GitHub: https://github.com/manuelaplanelles/EXAMEN_UD6_drift.git</text:p>
      <text:p text:style-name="P2"/>
      <text:p text:style-name="P3"/>
      <text:p text:style-name="P4">PARTE 1: Configuración del entorno, realizado sin problemas.</text:p>
      <text:p text:style-name="P4">PARTE 2: Resolución de problemas</text:p>
      <text:p text:style-name="P5"><text:span text:style-name="T1">- </text:span>Implementa la estructura de la aplicación dada, usando POO . <text:span text:style-name="T1">Se implementan cada clase con sus herencias y relaciones. Como se indica en el diagrama UML.</text:span></text:p>
      <text:p text:style-name="P5">- Condiciones para la construcción de las clases y otras cosas a tener en cuenta.</text:p>
      <text:p text:style-name="P5"><text:tab/><text:span text:style-name="T2">1. “</text:span><text:span text:style-name="T3">Debes crear una excepción personalizada que se lance en el método validarCocheApto(Piloto piloto) si un Juez intenta cambiar el estado de un coche a APTO sin que dicho coche esté previamente en estado REVISADO. “</text:span></text:p>
      <text:p text:style-name="P5"><text:span text:style-name="T4"><text:s/>Se crea una excepción con CocheNoRevisadoException para lanzarla en el método validarCocheApto que esta en la clase del Juez, se usa el if para comprobar que si es diferente a revisado salte el error indicando que no esta en ese estado.</text:span></text:p>
      <text:p text:style-name="P5"/>
      <text:p text:style-name="P5"><text:span text:style-name="T5">2. “</text:span><text:span text:style-name="T3">Como todavía no podemos conectarnos a la base de datos, de momento, para hacer pruebas crearemos un programa principal DriftSpainSeriesApp con esta funcionalidad: “</text:span></text:p>
      <text:p text:style-name="P6"/>
      <text:p text:style-name="P7">a) Se crean 3 pilotos. <text:span text:style-name="T6">En la clase piloto, se inicia la puntuación en 0 y el estado en pendiente. En la clase participantes en el constructor se pregunta nombre y paí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7T15:37:41.379688500</meta:creation-date>
    <dc:date>2026-02-27T17:18:12.491220200</dc:date>
    <meta:editing-duration>PT1H1M26S</meta:editing-duration>
    <meta:editing-cycles>4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2" meta:word-count="200" meta:character-count="1251" meta:non-whitespace-character-count="1058"/>
  </office:meta>
</office:document-meta>
</file>